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ce858" officeooo:paragraph-rsid="001ce858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am Alvaro I am a Software Programmer with at least 5 months in the sector of the computers I like the team work and I of the best skills that I got is programm in Python. I wish improve my skills and been a good programmer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1:06:55.698000000</meta:creation-date>
    <dc:date>2024-11-20T11:14:54.909000000</dc:date>
    <meta:editing-duration>PT7M59S</meta:editing-duration>
    <meta:editing-cycles>1</meta:editing-cycles>
    <meta:document-statistic meta:table-count="0" meta:image-count="0" meta:object-count="0" meta:page-count="1" meta:paragraph-count="1" meta:word-count="47" meta:character-count="226" meta:non-whitespace-character-count="179"/>
    <meta:generator>LibreOffice/24.2.4.2$Windows_X86_64 LibreOffice_project/51a6219feb6075d9a4c46691dcfe0cd9c4fff3c2</meta:generator>
  </office:meta>
</office:document-meta>
</file>